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title">
      <style:graphic-properties draw:auto-grow-height="true" fo:min-height="5.792cm"/>
    </style:style>
    <style:style style:name="pr7" style:family="presentation" style:parent-style-name="Default-title">
      <style:graphic-properties fo:min-height="8.8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.7000007629395pt" style:font-size-asian="28.7000007629395pt" style:font-size-complex="28.7000007629395pt"/>
    </style:style>
    <style:style style:name="T12" style:family="text">
      <style:text-properties fo:font-size="17.7000007629395pt" style:font-size-asian="17.7000007629395pt" style:font-size-complex="17.7000007629395pt"/>
    </style:style>
    <style:style style:name="T13" style:family="text">
      <style:text-properties fo:color="#729fcf"/>
    </style:style>
    <style:style style:name="T14" style:family="text">
      <style:text-properties fo:color="#729fcf" fo:font-size="22pt" style:font-size-asian="22pt" style:font-size-complex="22pt"/>
    </style:style>
    <style:style style:name="T15" style:family="text">
      <style:text-properties fo:color="#cc0000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cc0000"/>
    </style:style>
    <style:style style:name="T18" style:family="text">
      <style:text-properties fo:color="#990099" fo:font-style="italic" style:font-style-asian="italic" style:font-style-complex="italic"/>
    </style:style>
    <style:style style:name="T19" style:family="text">
      <style:text-properties fo:color="#006600"/>
    </style:style>
    <style:style style:name="T20" style:family="text">
      <style:text-properties fo:color="#ff420e"/>
    </style:style>
    <style:style style:name="T21" style:family="text">
      <style:text-properties fo:color="#990099" fo:font-weight="bold" style:font-weight-asian="bold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/>
    </style:style>
    <style:style style:name="T24" style:family="text">
      <style:text-properties fo:color="#006699" fo:font-weight="bold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660066"/>
    </style:style>
    <style:style style:name="T27" style:family="text">
      <style:text-properties fo:color="#660066" fo:font-style="italic" style:font-style-asian="italic" style:font-style-complex="italic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color="#660066" fo:font-size="44pt" style:font-size-asian="44pt" style:font-size-complex="4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006600" fo:font-style="italic" style:font-style-asian="italic" style:font-style-complex="italic"/>
    </style:style>
    <style:style style:name="T32" style:family="text">
      <style:text-properties fo:color="#0084d1"/>
    </style:style>
    <style:style style:name="T33" style:family="text">
      <style:text-properties fo:color="#0000cc"/>
    </style:style>
    <style:style style:name="T34" style:family="text">
      <style:text-properties fo:color="#193300"/>
    </style:style>
    <style:style style:name="T35" style:family="text">
      <style:text-properties fo:color="#009900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40pt" fo:font-style="italic" style:font-size-asian="40pt" style:font-style-asian="italic" style:font-size-complex="40pt" style:font-style-complex="italic"/>
    </style:style>
    <style:style style:name="T38" style:family="text">
      <style:text-properties fo:color="#990099"/>
    </style:style>
    <style:style style:name="T39" style:family="text">
      <style:text-properties fo:color="#111111"/>
    </style:style>
    <style:style style:name="T40" style:family="text">
      <style:text-properties fo:color="#000099"/>
    </style:style>
    <style:style style:name="T41" style:family="text">
      <style:text-properties fo:color="#006600"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663366" fo:font-size="22pt" style:font-size-asian="22pt" style:font-size-complex="22pt"/>
    </style:style>
    <style:style style:name="T44" style:family="text">
      <style:text-properties fo:color="#660066" fo:font-size="22pt" style:font-size-asian="22pt" style:font-size-complex="22pt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7" style:family="text">
      <style:text-properties fo:color="#009999"/>
    </style:style>
    <style:style style:name="T48" style:family="text">
      <style:text-properties fo:color="#0000ff" fo:font-weight="normal" style:font-weight-asian="normal" style:font-weight-complex="normal"/>
    </style:style>
    <style:style style:name="T49" style:family="text">
      <style:text-properties fo:color="#cc0000" fo:font-weight="normal" style:font-weight-asian="normal" style:font-weight-complex="normal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7.67cm" presentation:class="title" presentation:user-transformed="true">
          <draw:text-box>
            <text:p>JAVA 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12.297cm" svg:height="10.072cm" svg:x="1.27cm" svg:y="5.08cm" presentation:class="outline" presentation:user-transformed="true">
          <draw:text-box>
            <text:list text:style-name="L2">
              <text:list-item>
                <text:p><text:span text:style-name="T1">Jauninājumi Java valodā</text:span></text:p>
                <text:list>
                  <text:list-item>
                    <text:p><text:s text:c="4"/>Lambdas un funkcionālie interfeisi</text:p>
                  </text:list-item>
                  <text:list-item>
                    <text:p><text:s text:c="4"/>Noklusējams interfeis un statiskas metodes </text:p>
                  </text:list-item>
                  <text:list-item>
                    <text:p><text:s text:c="4"/>Metoda atsauces</text:p>
                  </text:list-item>
                  <text:list-item>
                    <text:p><text:s text:c="4"/>Atkartota anotācija</text:p>
                  </text:list-item>
                  <text:list-item>
                    <text:p><text:s text:c="4"/>Paplāšinātas anotācijas atbalsts</text:p>
                  </text:list-item>
                </text:list>
              </text:list-item>
              <text:list-item>
                <text:p><text:span text:style-name="T1">Jauninājumi Java kompiletājā</text:span></text:p>
                <text:list>
                  <text:list-item>
                    <text:p><text:s text:c="4"/>Parametru vārdi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Java 8 Saturs</text:p>
          </draw:text-box>
        </draw:frame>
        <draw:frame presentation:style-name="pr3" draw:layer="layout" svg:width="12.297cm" svg:height="10.326cm" svg:x="14.313cm" svg:y="4.914cm" presentation:class="outline" presentation:user-transformed="true">
          <draw:text-box>
            <text:list text:style-name="L2">
              <text:list-item>
                <text:p><text:span text:style-name="T1">Jauninājumi Java bibliotēkā</text:span></text:p>
                <text:list>
                  <text:list-item>
                    <text:p><text:s text:c="4"/>Optional</text:p>
                  </text:list-item>
                  <text:list-item>
                    <text:p><text:s text:c="4"/>Date/Time API (JSR 310)</text:p>
                  </text:list-item>
                  <text:list-item>
                    <text:p><text:s text:c="4"/>Base64</text:p>
                  </text:list-item>
                  <text:list-item>
                    <text:p><text:s text:c="4"/>Parallel Arrays</text:p>
                  </text:list-item>
                  <text:list-item>
                    <text:p><text:s text:c="4"/>Concurrency</text:p>
                  </text:list-item>
                </text:list>
              </text:list-item>
              <text:list-item>
                <text:p><text:span text:style-name="T1">Jauninājumi Java instrumentos</text:span></text:p>
                <text:list>
                  <text:list-item>
                    <text:p><text:span text:style-name="T2">Nashorn dzinējs: jjs</text:span></text:p>
                  </text:list-item>
                  <text:list-item>
                    <text:p><text:span text:style-name="T2">Klašu atkārību analizators: jdeps</text:span></text:p>
                  </text:list-item>
                </text:list>
              </text:list-item>
              <text:list-item>
                <text:p><text:span text:style-name="T1">Jauninājumi Java izpildes laikā (JVM)</text:span></text:p>
              </text:list-item>
            </text:list>
          </draw:text-box>
        </draw:frame>
        <draw:frame presentation:style-name="pr5" draw:layer="layout" svg:width="25.199cm" svg:height="5.808cm" svg:x="1.778cm" svg:y="18.034cm" presentation:class="outline" presentation:user-transformed="true">
          <draw:text-box>
            <text:list text:style-name="L2">
              <text:list-item>
                <text:p>Vairākai informācijai: <text:a xlink:href="http://docs.oracle.com/javase/8/docs/" xlink:type="simple">Java 8 documentatio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3">Lambdas un funkcionālie interfeisi</text:span></text:p>
                  </text:list-header>
                </text:list>
              </text:list-item>
            </text:list>
          </draw:text-box>
        </draw:frame>
        <draw:frame presentation:style-name="pr3" draw:layer="layout" svg:width="25.27cm" svg:height="12.178cm" svg:x="1.016cm" svg:y="5.08cm" presentation:class="outline" presentation:user-transformed="true">
          <draw:text-box>
            <text:list text:style-name="L2">
              <text:list-item>
                <text:p>Tie atļauj mums apstrādat funkcionālitāti ka metodes argumentus (<text:span text:style-name="T1">nododot funkcijas apkārt), vai apstradat kodu ka datus</text:span></text:p>
              </text:list-item>
              <text:list-item>
                <text:p><text:s/>Parastaja formā, lambda varētu būt pārstāvēta kā parametru saraksts kas atdalīts ar komatiem, “<text:span text:style-name="T4">–&gt;</text:span><text:span text:style-name="T2">”</text:span> simbols un ķermenis. </text:p>
                <text:p>Piemēram:</text:p>
                <text:p><text:span text:style-name="T5">Arrays.asList( "a", "b", "d" ).forEach( e -&gt; System.out.println( e ) );</text:span></text:p>
                <text:list>
                  <text:list-item>
                    <text:p><text:span text:style-name="T6"><text:s/></text:span><text:span text:style-name="T6">Argumentu tips “e” tiek <text:s/>uzkrāts kompilācijas laikā </text:span></text:p>
                  </text:list-item>
                </text:list>
                <text:p><text:span text:style-name="T7">Ir iespējams neparprotāmi sagadat/nodrošināt parametra tipu, definējot to iekavas</text:span></text:p>
                <text:p><text:span text:style-name="T8">Arrays.asList( "a", "b", "d" ).forEach( ( </text:span><text:span text:style-name="T9">String</text:span><text:span text:style-name="T8"> e ) -&gt; System.out.println( e ) );</text:span></text:p>
                <text:p><text:span text:style-name="T7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3" draw:layer="layout" svg:width="12.297cm" svg:height="12.178cm" svg:x="1.165cm" svg:y="4.914cm" presentation:class="outline" presentation:user-transformed="true">
          <draw:text-box>
            <text:list text:style-name="L2">
              <text:list-item>
                <text:p>Iesējumā Lambdas kērmeņis esot vairāk sarēžģitāks, tas varētu būt ieviests figurās iekāvas, ka parasta funkcijas definicija Java valodā</text:p>
                <text:p><text:span text:style-name="T10"/></text:p>
                <text:p><text:span text:style-name="T10">Arrays.asList( "a", "b", "d" ).forEach( e -&gt; {</text:span></text:p>
                <text:p><text:span text:style-name="T10"><text:tab/></text:span><text:span text:style-name="T10"> <text:s text:c="3"/></text:span><text:span text:style-name="T10">System.out.print( e );</text:span></text:p>
                <text:p><text:span text:style-name="T10"><text:tab/></text:span><text:span text:style-name="T10"> <text:s text:c="3"/></text:span><text:span text:style-name="T10">System.out.print( e );</text:span></text:p>
                <text:p><text:span text:style-name="T10">} );</text:span></text:p>
              </text:list-item>
            </text:list>
          </draw:text-box>
        </draw:frame>
        <draw:frame presentation:style-name="pr3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11">Lambdas var atgriezt vērtības</text:span></text:p>
              </text:list-item>
              <text:list-item>
                <text:p><text:span text:style-name="T11">Atgriežamās vērtības tipu noteiks komplilators.</text:span></text:p>
                <text:p><text:span text:style-name="T12"/></text:p>
                <text:p><text:span text:style-name="T12">Arrays.asList( "a", "b", "d" ).sort( ( e1, e2 ) -&gt; {</text:span></text:p>
                <text:p><text:span text:style-name="T12"><text:s text:c="4"/></text:span><text:span text:style-name="T12">int result = e1.compareTo( e2 );</text:span></text:p>
                <text:p><text:span text:style-name="T12"><text:tab/></text:span><text:span text:style-name="T12"> <text:s text:c="3"/></text:span><text:span text:style-name="T12">return result;</text:span></text:p>
                <text:p><text:span text:style-name="T12"><text:tab/></text:span><text:span text:style-name="T12">} );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Lambdas featur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tional Interface</text:p>
              </text:list-header>
            </text:list>
          </draw:text-box>
        </draw:frame>
        <draw:frame presentation:style-name="pr3" draw:layer="layout" svg:width="26.032cm" svg:height="9.144cm" svg:x="1.4cm" svg:y="4.064cm" presentation:class="outline" presentation:user-transformed="true">
          <draw:text-box>
            <text:list text:style-name="L2">
              <text:list-item>
                <text:p>Tas ir interfeis, kuram ir tikai viena metode. Piemēram, tas varētu būt netieši konvērtēts ka lambdas izteiksme </text:p>
              </text:list-item>
              <text:list-item>
                <text:p><text:span text:style-name="T1">Divi lieliski funkcionāla interfeisa piemēri esot java.lang.Runnable</text:span> un <text:span text:style-name="T1">java.util.concurrent.Callable</text:span> </text:p>
              </text:list-item>
              <text:list-item>
                <text:p>Lai deklarētu funkcionālu intefeisu, Java 8 ieviesa speciālu anotāciju <text:span text:style-name="T13">@FunctionalInterface</text:span></text:p>
              </text:list-item>
            </text:list>
          </draw:text-box>
        </draw:frame>
        <draw:frame presentation:style-name="pr3" draw:text-style-name="P2" draw:layer="layout" svg:width="15.24cm" svg:height="7.112cm" svg:x="7.874cm" svg:y="14.224cm" presentation:class="outline" presentation:user-transformed="true">
          <draw:text-box>
            <text:list text:style-name="L2">
              <text:list-header>
                <text:p><text:span text:style-name="T14">@FunctionalInterface</text:span></text:p>
                <text:p><text:span text:style-name="T15">public interface</text:span><text:span text:style-name="T16"> Functional {</text:span></text:p>
                <text:p><text:span text:style-name="T16"><text:tab/></text:span><text:span text:style-name="T16"> <text:s text:c="3"/></text:span><text:span text:style-name="T15">void</text:span><text:span text:style-name="T16"> method();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1" draw:layer="layout" svg:width="27.432cm" svg:height="3.506cm" svg:x="0cm" svg:y="0.508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3">Noklusējams interfeis un statiskas metodes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Noklusējamas metodes padara interfeisus ar līdzidzīgus, bet kalpo atšķirīgiem mērķiem. Tie atļauj ieviest jaunas metodes esošajiem intefeisiem, bez bināras saderības laušanu ar kodu, kas rakstīts ta interfeisa vēcākajam versijam </text:p>
              </text:list-item>
              <text:list-item>
                <text:p>Atškirība starp metodem ar noklusejumu un abstrakta metodem ir tada, kā abstrakta metodem jabūt implimentetiem, bet nuklusējuma metodem nē.</text:p>
              </text:list-item>
              <text:list-item>
                <text:p>Tā vieta, katram interfeisam janodrošīna saistības implementāciju un katram implimentātājam to jamanto pēc noklusējuma (ja tas ir vajdzīgs)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3" draw:layer="layout" svg:width="13.586cm" svg:height="17.272cm" svg:x="1.4cm" svg:y="1.27cm" presentation:class="outline" presentation:user-transformed="true">
          <draw:text-box>
            <text:list text:style-name="L2">
              <text:list-header>
                <text:p><text:span text:style-name="T17">private</text:span> <text:span text:style-name="T17">interface</text:span> <text:span text:style-name="T18">Defaulable</text:span> {</text:p>
                <text:p><text:tab/> <text:s text:c="2"/><text:span text:style-name="T19"><text:s/></text:span><text:span text:style-name="T19">// Interfaces now allow default methods, the implementer may or</text:span></text:p>
                <text:p><text:span text:style-name="T19"><text:tab/></text:span><text:span text:style-name="T19"> <text:s text:c="3"/></text:span><text:span text:style-name="T19">// may not implement (override) them.</text:span></text:p>
                <text:p><text:s text:c="4"/><text:span text:style-name="T17">default</text:span> String<text:span text:style-name="T20"> notRequired()</text:span> {</text:p>
                <text:p><text:tab/> <text:s text:c="7"/><text:span text:style-name="T17">return</text:span> <text:span text:style-name="T1">"Default implementation";</text:span></text:p>
                <text:p><text:s text:c="4"/>} <text:s text:c="6"/></text:p>
                <text:p>}</text:p>
                <text:p><text:s text:c="9"/></text:p>
                <text:p><text:span text:style-name="T17">private</text:span> <text:span text:style-name="T17">static</text:span> class <text:span text:style-name="T21">DefaultableImpl</text:span> <text:span text:style-name="T17">implements</text:span> <text:span text:style-name="T18">Defaulable</text:span> {</text:p>
                <text:p><text:span text:style-name="T17"/></text:p>
                <text:p><text:span text:style-name="T17"><text:s/></text:span><text:span text:style-name="T17">private</text:span> <text:span text:style-name="T17">static</text:span> class <text:span text:style-name="T4">OverridableImpl</text:span> <text:span text:style-name="T17">implements</text:span> <text:span text:style-name="T18">Defaulable</text:span> {</text:p>
                <text:p><text:tab/> <text:span text:style-name="T13"><text:s text:c="3"/></text:span><text:span text:style-name="T13">@Override</text:span></text:p>
                <text:p><text:s text:c="4"/><text:span text:style-name="T17">private</text:span> String <text:span text:style-name="T20">notRequired()</text:span> {</text:p>
                <text:p><text:tab/> <text:s text:c="7"/><text:span text:style-name="T17">return</text:span> <text:span text:style-name="T22">"Overridden implementation"</text:span>;</text:p>
                <text:p><text:tab/> <text:s text:c="3"/>}</text:p>
                <text:p>}</text:p>
              </text:list-header>
            </text:list>
          </draw:text-box>
        </draw:frame>
        <draw:frame presentation:style-name="pr3" draw:layer="layout" svg:width="13.313cm" svg:height="17.018cm" svg:x="14.224cm" svg:y="1.27cm" presentation:class="outline" presentation:user-transformed="true">
          <draw:text-box>
            <text:list text:style-name="L2">
              <text:list-item>
                <text:list>
                  <text:list-item>
                    <text:p>Interfeis <text:span text:style-name="T18">Defaulable</text:span> deklare metodi pēc noklusējuma <text:span text:style-name="T20">notRequired(),</text:span><text:span text:style-name="T23"> izmantojot atslēgvārdu ka daļu no metoža definicijas</text:span></text:p>
                  </text:list-item>
                  <text:list-item>
                    <text:p>Viena no klases, <text:span text:style-name="T21">DefaultableImpl</text:span>, isteno šo interfeisu atstājot šo noklusējuma metodes implimentāciju kā-ir </text:p>
                  </text:list-item>
                  <text:list-item>
                    <text:p>Vēl viena, <text:span text:style-name="T24">OverridableImpl, </text:span><text:span text:style-name="T25">pārraksta</text:span><text:span text:style-name="T24"> </text:span><text:span text:style-name="T25">noklusējamu implimintāciju un piedāva sav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8">
        <draw:frame presentation:style-name="pr3" draw:layer="layout" svg:width="28cm" svg:height="3.214cm" svg:x="0cm" svg:y="0.342cm" presentation:class="outline" presentation:user-transformed="true">
          <draw:text-box>
            <text:list text:style-name="L2">
              <text:list-item>
                <text:p>Vēl vien jauninākums, kas ieviests Java 8 ir tas, kā interfeici var deklarēt un ieviest implomentāciju no statiskājam metodem </text:p>
              </text:list-item>
            </text:list>
          </draw:text-box>
        </draw:frame>
        <draw:frame presentation:style-name="pr5" draw:layer="layout" svg:width="24.638cm" svg:height="5.334cm" svg:x="0cm" svg:y="3.048cm" presentation:class="outline" presentation:user-transformed="true">
          <draw:text-box>
            <text:list text:style-name="L2">
              <text:list-header>
                <text:p><text:span text:style-name="T17">private interface</text:span> <text:span text:style-name="T26">DefaulableFactory</text:span> {</text:p>
                <text:p><text:s text:c="3"/><text:span text:style-name="T19"><text:s text:c="2"/></text:span><text:span text:style-name="T19">// Interfaces now allow static methods</text:span></text:p>
                <text:p><text:tab/> <text:s text:c="3"/><text:span text:style-name="T17">static</text:span> <text:span text:style-name="T26">Defaulable</text:span> create(<text:span text:style-name="T26"> Supplier&lt; Defaulable &gt; </text:span>supplier ) {</text:p>
                <text:p><text:tab/> <text:s text:c="7"/><text:span text:style-name="T17">return</text:span> supplier.get();</text:p>
                <text:p><text:tab/> <text:s text:c="3"/>}</text:p>
                <text:p><text:tab/>}</text:p>
              </text:list-header>
            </text:list>
          </draw:text-box>
        </draw:frame>
        <draw:frame presentation:style-name="pr5" draw:layer="layout" svg:width="25.908cm" svg:height="10.414cm" svg:x="0.508cm" svg:y="10.16cm" presentation:class="outline" presentation:user-transformed="true">
          <draw:text-box>
            <text:list text:style-name="L2">
              <text:list-header>
                <text:p><text:span text:style-name="T17"/></text:p>
                <text:p><text:span text:style-name="T17">public static void</text:span> main( String[] args ) {</text:p>
                <text:p><text:s text:c="4"/><text:span text:style-name="T26">Defaulable</text:span> defaulable = <text:span text:style-name="T26">DefaulableFactory</text:span>.create( <text:span text:style-name="T26">DefaultableImpl</text:span>::<text:span text:style-name="T17">new</text:span> );</text:p>
                <text:p><text:s text:c="2"/><text:span text:style-name="T1"><text:s/></text:span><text:span text:style-name="T27">System</text:span><text:span text:style-name="T1">.out.println( defaulable.notRequired() );</text:span></text:p>
                <text:p><text:s text:c="17"/></text:p>
                <text:p><text:s text:c="4"/>defaulable = <text:span text:style-name="T26">DefaulableFactory</text:span>.create( <text:span text:style-name="T26">OverridableImpl</text:span>::<text:span text:style-name="T17">new</text:span> );</text:p>
                <text:p><text:s text:c="4"/><text:span text:style-name="T27">System</text:span><text:span text:style-name="T1">.out.println( defaulable.notRequired() );</text:span></text:p>
                <text:p>}</text:p>
                <text:p/>
              </text:list-header>
              <text:list-item>
                <text:p><text:span text:style-name="T28">Programmas izvade uz konsola izskatas tā:</text:span></text:p>
                <text:p><text:span text:style-name="T29">Noklusējuma</text:span><text:span text:style-name="T28"> implimintācija</text:span></text:p>
                <text:p><text:span text:style-name="T29">Parrakstīta</text:span><text:span text:style-name="T28"> implimentācija</text:span></text:p>
                <text:p/>
              </text:list-item>
            </text:list>
          </draw:text-box>
        </draw:frame>
        <draw:frame presentation:style-name="pr5" draw:layer="layout" svg:width="25.4cm" svg:height="1.744cm" svg:x="0.254cm" svg:y="8.416cm" presentation:class="outline" presentation:user-transformed="true">
          <draw:text-box>
            <text:list text:style-name="L2">
              <text:list-item>
                <text:p>Neliels kods, kas dots zemāk salīme kopa noklusējuma metodes un statiskas metodes no iepriekš minētajiem piemeri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draw:frame presentation:style-name="pr4" draw:layer="layout" svg:width="25.199cm" svg:height="3.506cm" svg:x="1.471cm" svg:y="0cm" presentation:class="title" presentation:user-transformed="true">
          <draw:text-box>
            <text:p>Method References</text:p>
          </draw:text-box>
        </draw:frame>
        <draw:frame presentation:style-name="pr3" draw:text-style-name="P3" draw:layer="layout" svg:width="11.3cm" svg:height="19.47cm" svg:x="0cm" svg:y="3.136cm" presentation:class="outline" presentation:user-transformed="true">
          <draw:text-box>
            <text:list text:style-name="L2">
              <text:list-item>
                <text:p><text:span text:style-name="T30">Atsauces metodes nodrošina noderīgo sintāksi, atsaucoties tieši Java klases vai objekta izejamo metodi vai konstruktoru </text:span></text:p>
                <text:p><text:span text:style-name="T30"><text:s/></text:span></text:p>
              </text:list-item>
              <text:list-item>
                <text:p><text:span text:style-name="T30">Saistība ar Lambdas izteiksmem, atsauces metode ļauj valodas konstrukcijai izskatities kompaktak, kodolīgak un atstājot to tekstveidnē </text:span></text:p>
              </text:list-item>
            </text:list>
          </draw:text-box>
        </draw:frame>
        <draw:frame presentation:style-name="pr5" draw:layer="layout" svg:width="17.526cm" svg:height="15.748cm" svg:x="10.474cm" svg:y="3.302cm" presentation:class="outline" presentation:user-transformed="true">
          <draw:text-box>
            <text:list text:style-name="L2">
              <text:list-header>
                <text:p><text:span text:style-name="T17">public static class</text:span> Car {</text:p>
                <text:p><text:s text:c="4"/><text:span text:style-name="T17">public static</text:span> Car create( final <text:span text:style-name="T26">Supplier&lt; Car &gt;</text:span> supplier ) {</text:p>
                <text:p><text:s text:c="8"/><text:span text:style-name="T17">return</text:span> supplier.get();</text:p>
                <text:p><text:s text:c="4"/>} <text:s text:c="12"/></text:p>
                <text:p><text:s text:c="17"/></text:p>
                <text:p><text:s text:c="4"/><text:span text:style-name="T17">public static</text:span> <text:span text:style-name="T17">void</text:span> collide( final <text:span text:style-name="T26">Car</text:span> car ) {</text:p>
                <text:p><text:s text:c="7"/><text:span text:style-name="T1"><text:s/></text:span><text:span text:style-name="T1">System.out.println( </text:span><text:span text:style-name="T31">"Collided "</text:span><text:span text:style-name="T1"> + car.toString() );</text:span></text:p>
                <text:p><text:s text:c="4"/>}</text:p>
                <text:p><text:s text:c="17"/></text:p>
                <text:p><text:s text:c="4"/><text:span text:style-name="T17">public void</text:span> follow( final <text:span text:style-name="T26">Car</text:span> another ) {</text:p>
                <text:p><text:span text:style-name="T1"><text:s text:c="8"/></text:span><text:span text:style-name="T1">System.out.println(</text:span><text:span text:style-name="T31"> "Following the "</text:span><text:span text:style-name="T1"> + another.toString() );</text:span></text:p>
                <text:p><text:s text:c="4"/>}</text:p>
                <text:p><text:s text:c="17"/></text:p>
                <text:p><text:s text:c="3"/><text:span text:style-name="T17">public void</text:span> repair() { <text:s/></text:p>
                <text:p><text:span text:style-name="T1"><text:s text:c="8"/></text:span><text:span text:style-name="T1">System.out.println( </text:span><text:span text:style-name="T31">"Repaired "</text:span><text:span text:style-name="T1"> + this.toString() );</text:span></text:p>
                <text:p><text:s text:c="4"/>} 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6" draw:layer="layout" svg:width="12.954cm" svg:height="5.792cm" svg:x="14.602cm" svg:y="-0.966cm" presentation:class="title" presentation:user-transformed="true">
          <draw:text-box>
            <text:list text:style-name="L1">
              <text:list-item>
                <text:list>
                  <text:list-header>
                    <text:p>Atkartojama anotācija</text:p>
                  </text:list-header>
                </text:list>
              </text:list-item>
            </text:list>
          </draw:text-box>
        </draw:frame>
        <draw:frame presentation:style-name="pr3" draw:layer="layout" svg:width="14.478cm" svg:height="16.764cm" svg:x="13.462cm" svg:y="3.81cm" presentation:class="outline" presentation:user-transformed="true">
          <draw:text-box>
            <text:list text:style-name="L2">
              <text:list-item>
                <text:p>Ļauj tai pašai anotācijai atkartoties daudzas reizes kur ta ir deklarēta</text:p>
              </text:list-item>
              <text:list-item>
                <text:p>Atkartojamai anotācijai jābut pašatzīmētai ar <text:span text:style-name="T32">@Repeatable</text:span> anotāciju.</text:p>
              </text:list-item>
            </text:list>
          </draw:text-box>
        </draw:frame>
        <draw:frame presentation:style-name="pr3" draw:layer="layout" svg:width="19.812cm" svg:height="19.812cm" svg:x="-0.508cm" svg:y="0.254cm" presentation:class="outline" presentation:user-transformed="true">
          <draw:text-box>
            <text:list text:style-name="L2">
              <text:list-header>
                <text:p>import java.lang.annotation.*; <text:s text:c="3"/></text:p>
                <text:p><text:span text:style-name="T17">public class</text:span> <text:span text:style-name="T26">RepeatingAnnotations</text:span> {</text:p>
                <text:p><text:s text:c="4"/><text:span text:style-name="T32">@Target</text:span>( <text:span text:style-name="T26">ElementType</text:span>.TYPE )</text:p>
                <text:p><text:s text:c="4"/><text:span text:style-name="T32">@Retention</text:span>( <text:span text:style-name="T26">RetentionPolicy</text:span>.RUNTIME )</text:p>
                <text:p><text:s text:c="4"/><text:span text:style-name="T17">public</text:span> <text:span text:style-name="T23">@interface</text:span> <text:span text:style-name="T26">Filters</text:span> {</text:p>
                <text:p><text:s text:c="8"/><text:span text:style-name="T26">Filter</text:span>[] value();</text:p>
                <text:p><text:s text:c="4"/>} <text:s text:c="7"/></text:p>
                <text:p><text:s text:c="4"/><text:span text:style-name="T32">@Target</text:span>( <text:span text:style-name="T26">ElementType</text:span>.TYPE )</text:p>
                <text:p><text:s text:c="3"/><text:span text:style-name="T32"><text:s/></text:span><text:span text:style-name="T32">@Retention</text:span>( <text:span text:style-name="T26">RetentionPolicy</text:span>.RUNTIME )</text:p>
                <text:p><text:s text:c="4"/><text:span text:style-name="T32">@Repeatable</text:span>( <text:span text:style-name="T26">Filters</text:span>.<text:span text:style-name="T33">class</text:span> )</text:p>
                <text:p><text:s text:c="4"/><text:span text:style-name="T17">public</text:span> <text:span text:style-name="T23">@interface</text:span> <text:span text:style-name="T26">Filter</text:span> {</text:p>
                <text:p><text:s text:c="8"/><text:span text:style-name="T26">String</text:span> value();</text:p>
                <text:p><text:s text:c="4"/>}; <text:s text:c="7"/></text:p>
                <text:p><text:s text:c="4"/><text:span text:style-name="T32">@Repeatable</text:span><text:span text:style-name="T34">( </text:span><text:span text:style-name="T35">"filter1"</text:span><text:span text:style-name="T34"> )</text:span></text:p>
                <text:p><text:s text:c="4"/><text:span text:style-name="T32">@Filter</text:span><text:span text:style-name="T34">( </text:span><text:span text:style-name="T35">"filter2"</text:span><text:span text:style-name="T34"> )</text:span></text:p>
                <text:p><text:s text:c="4"/><text:span text:style-name="T17">public interface</text:span> Filterable { <text:s text:c="6"/></text:p>
                <text:p><text:s text:c="4"/>} <text:s text:c="7"/></text:p>
                <text:p><text:s text:c="4"/><text:span text:style-name="T17">public static void </text:span>main(<text:span text:style-name="T26">String</text:span>[] args) {</text:p>
                <text:p><text:s text:c="8"/>for( <text:span text:style-name="T26">Filter</text:span> filter: <text:span text:style-name="T26">Filterable</text:span>.<text:span text:style-name="T33">class</text:span>.getAnnotationsByType( <text:span text:style-name="T26">Filter</text:span>.<text:span text:style-name="T33">class</text:span> ) ){</text:p>
                <text:p><text:s text:c="12"/><text:span text:style-name="T26">System</text:span>.out.println( filter.value() );</text:p>
                <text:p><text:s text:c="6"/>}}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7" draw:layer="layout" svg:width="14.732cm" svg:height="8.84cm" svg:x="14.478cm" svg:y="-1.728cm" presentation:class="title" presentation:user-transformed="true">
          <draw:text-box>
            <text:list text:style-name="L1">
              <text:list-item>
                <text:list>
                  <text:list-header>
                    <text:p>Paplāšinātas anotācijas atbalsts</text:p>
                  </text:list-header>
                </text:list>
              </text:list-item>
            </text:list>
          </draw:text-box>
        </draw:frame>
        <draw:frame presentation:style-name="pr3" draw:layer="layout" svg:width="18.542cm" svg:height="20.32cm" svg:x="0cm" svg:y="0.664cm" presentation:class="outline" presentation:user-transformed="true">
          <draw:text-box>
            <text:list text:style-name="L2">
              <text:list-header>
                <text:p><text:span text:style-name="T17">import</text:span> java.lang.annotation.<text:span text:style-name="T33">ElementType</text:span>;</text:p>
                <text:p><text:span text:style-name="T17">import</text:span> java.lang.annotation.<text:span text:style-name="T33">Retention</text:span>;</text:p>
                <text:p><text:span text:style-name="T17">import</text:span> java.lang.annotation.<text:span text:style-name="T33">RetentionPolicy</text:span>;</text:p>
                <text:p><text:span text:style-name="T17">import</text:span> java.lang.annotation.<text:span text:style-name="T33">Target</text:span>;</text:p>
                <text:p><text:span text:style-name="T17">import</text:span> java.util.<text:span text:style-name="T33">ArrayList</text:span>;</text:p>
                <text:p><text:span text:style-name="T17">import</text:span> java.util.<text:span text:style-name="T33">Collection</text:span>;</text:p>
                <text:p><text:s text:c="9"/></text:p>
                <text:p><text:span text:style-name="T17">public class</text:span> <text:span text:style-name="T33">Annotations</text:span> {</text:p>
                <text:p><text:s text:c="4"/><text:span text:style-name="T13">@Retention</text:span>( <text:span text:style-name="T33">RetentionPolicy</text:span>.RUNTIME )</text:p>
                <text:p><text:s text:c="4"/><text:span text:style-name="T13">@Target</text:span>( { <text:span text:style-name="T33">ElementType</text:span>.TYPE_USE, <text:span text:style-name="T33">ElementType</text:span>.TYPE_PARAMETER } )</text:p>
                <text:p><text:s text:c="4"/><text:span text:style-name="T17">public</text:span> @interface <text:span text:style-name="T33">NonEmpty</text:span> { <text:s text:c="6"/></text:p>
                <text:p><text:s text:c="4"/>}</text:p>
                <text:p><text:s text:c="17"/></text:p>
                <text:p><text:s text:c="4"/><text:span text:style-name="T17">public</text:span> <text:span text:style-name="T17">static</text:span> <text:span text:style-name="T17">class</text:span> <text:span text:style-name="T33">Holder</text:span>&lt; <text:span text:style-name="T13">@NonEmpty </text:span>T &gt; <text:span text:style-name="T17">extends</text:span> <text:span text:style-name="T13">@NonEmpty</text:span> <text:span text:style-name="T33">Object</text:span> {</text:p>
                <text:p><text:s text:c="8"/><text:span text:style-name="T17">public void</text:span> method() <text:span text:style-name="T17">throws</text:span> <text:span text:style-name="T13">@NonEmpty</text:span> <text:span text:style-name="T33">Exception</text:span> { <text:s text:c="9"/></text:p>
                <text:p><text:s text:c="8"/>}</text:p>
                <text:p><text:s text:c="4"/>}</text:p>
                <text:p><text:s text:c="17"/></text:p>
                <text:p><text:s text:c="4"/><text:span text:style-name="T13">@SuppressWarnings</text:span>( "unused" )</text:p>
                <text:p><text:s text:c="3"/><text:span text:style-name="T17"><text:s/></text:span><text:span text:style-name="T17">public static void</text:span> main(String[] args) {</text:p>
                <text:p><text:s text:c="8"/><text:span text:style-name="T17">final</text:span> <text:span text:style-name="T33">Holder</text:span>&lt; <text:span text:style-name="T33">String</text:span> &gt; holder = <text:span text:style-name="T17">new</text:span> <text:span text:style-name="T13">@NonEmpty</text:span> <text:span text:style-name="T33">Holder</text:span>&lt; <text:span text:style-name="T33">String</text:span> &gt;(); <text:s text:c="5"/></text:p>
                <text:p><text:s text:c="8"/><text:span text:style-name="T13">@NonEmpty </text:span><text:span text:style-name="T33">Collection</text:span>&lt; <text:span text:style-name="T13">@NonEmpty</text:span> <text:span text:style-name="T33">String</text:span> &gt; strings = <text:span text:style-name="T17">new</text:span> ArrayList&lt;&gt;(); <text:s text:c="5"/></text:p>
                <text:p><text:s text:c="4"/>}</text:p>
                <text:p>}</text:p>
              </text:list-header>
            </text:list>
          </draw:text-box>
        </draw:frame>
        <draw:frame presentation:style-name="pr3" draw:layer="layout" svg:width="9.189cm" svg:height="13.208cm" svg:x="18.497cm" svg:y="5.588cm" presentation:class="outline" presentation:user-transformed="true">
          <draw:text-box>
            <text:list text:style-name="L2">
              <text:list-item>
                <text:p>Mūsu laikos ir iespējams iekļaut anotācijā gandrīz visu: lokalus mainīgus,generetic tipus, pamat (super) klases, implimentējot interfeisus, pat ja ta metode ir izņemuma deklārācij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6">
        <draw:frame presentation:style-name="pr4" draw:layer="layout" svg:width="25.199cm" svg:height="3.506cm" svg:x="1.4cm" svg:y="0.254cm" presentation:class="title" presentation:user-transformed="true">
          <draw:text-box>
            <text:list text:style-name="L1">
              <text:list-header>
                <text:p><text:span text:style-name="T1">Jauninājumi Java kompiletājā</text:span></text:p>
              </text:list-header>
            </text:list>
          </draw:text-box>
        </draw:frame>
        <draw:frame presentation:style-name="pr3" draw:layer="layout" svg:width="21.336cm" svg:height="9.398cm" svg:x="0.508cm" svg:y="8.128cm" presentation:class="outline" presentation:user-transformed="true">
          <draw:text-box>
            <text:list text:style-name="L2">
              <text:list-header>
                <text:p><text:span text:style-name="T17">import</text:span> java.lang.reflect.Method;</text:p>
                <text:p><text:span text:style-name="T17">import</text:span> java.lang.reflect.Parameter;</text:p>
                <text:p><text:span text:style-name="T17">public class</text:span> ParameterNames {</text:p>
                <text:p><text:s text:c="4"/><text:span text:style-name="T17">public static void</text:span> main(String[] args) <text:span text:style-name="T17">throws</text:span> Exception {</text:p>
                <text:p><text:s text:c="8"/>Method method = ParameterNames.<text:span text:style-name="T17">class</text:span>.getMethod( "main", String[].class );</text:p>
                <text:p><text:s text:c="8"/><text:span text:style-name="T17">for</text:span>( <text:span text:style-name="T17">final</text:span> Parameter parameter: method.getParameters() ) {</text:p>
                <text:p><text:s text:c="12"/><text:span text:style-name="T1">System.out.println( "Parameter: " + parameter.getName() );</text:span></text:p>
                <text:p><text:s text:c="8"/>}</text:p>
                <text:p><text:s text:c="4"/>}</text:p>
                <text:p>}</text:p>
              </text:list-header>
            </text:list>
          </draw:text-box>
        </draw:frame>
        <draw:frame presentation:style-name="pr3" draw:text-style-name="P4" draw:layer="layout" svg:width="26.416cm" svg:height="3.776cm" svg:x="1.016cm" svg:y="4.098cm" presentation:class="outline" presentation:user-transformed="true">
          <draw:text-box>
            <text:list text:style-name="L2">
              <text:list-item>
                <text:p><text:span text:style-name="T36">Java 8 saglāba metodes parameturs valodāJava 8 make to preserve method parametra nosaukumus (izmantojot Reflection API and Parameter.getName() metodi) un baita kodu (izmantojot jaunu javac kompilētāja argumentus –parametrus).</text:span></text:p>
              </text:list-item>
            </text:list>
          </draw:text-box>
        </draw:frame>
        <draw:frame presentation:style-name="pr5" draw:layer="layout" svg:width="19.05cm" svg:height="5.08cm" svg:x="7.62cm" svg:y="15.748cm" presentation:class="outline" presentation:user-transformed="true">
          <draw:text-box>
            <text:list text:style-name="L2">
              <text:list-item>
                <text:p>Kompile šo klasi bez parametra arumentu izmantošanu:</text:p>
                <text:p><text:span text:style-name="T1">Parameter: arg0</text:span></text:p>
              </text:list-item>
              <text:list-item>
                <text:p>Ar parametra argumentiem kas tiek padotas kompilatoram, programmas rezultāts būs atšķirīgs: </text:p>
                <text:p><text:span text:style-name="T1">Parameter: arg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6">
        <draw:frame presentation:style-name="pr1" draw:text-style-name="P1" draw:layer="layout" svg:width="25.199cm" svg:height="3.506cm" svg:x="1.27cm" svg:y="0.558cm" presentation:class="title" presentation:user-transformed="true">
          <draw:text-box>
            <text:list text:style-name="L1">
              <text:list-header>
                <text:p><text:span text:style-name="T37">Jauninājumi Java bibliotēka: Izvēles</text:span></text:p>
              </text:list-header>
            </text:list>
          </draw:text-box>
        </draw:frame>
        <draw:frame presentation:style-name="pr5" draw:layer="layout" svg:width="26.032cm" svg:height="3.468cm" svg:x="0.254cm" svg:y="4.406cm" presentation:class="outline" presentation:user-transformed="true">
          <draw:text-box>
            <text:list text:style-name="L2">
              <text:list-item>
                <text:p>Izvēles ir tikai konteiners: tas var turēt vērtību no kāda tipa <text:span text:style-name="T4">T</text:span> vai būt <text:span text:style-name="T4">null</text:span>.</text:p>
              </text:list-item>
              <text:list-item>
                <text:p>Tas sniedz daudz nodērīgus metodes, tāpēc <text:span text:style-name="T4">null</text:span> pārbauda vai tas vairs attaisnojas</text:p>
              </text:list-item>
            </text:list>
          </draw:text-box>
        </draw:frame>
        <draw:frame presentation:style-name="pr5" draw:layer="layout" svg:width="26.924cm" svg:height="8.382cm" svg:x="0.508cm" svg:y="12.446cm" presentation:class="outline" presentation:user-transformed="true">
          <draw:text-box>
            <text:list text:style-name="L2">
              <text:list-item>
                <text:p><text:span text:style-name="T4">isPresent()</text:span> metode atgriež true ja tas izvēles ekzemplāram esot non-null vērtība vai false ja otrādi. </text:p>
              </text:list-item>
              <text:list-item>
                <text:p><text:span text:style-name="T4">orElseGet()</text:span> metode nodrošina atkāpšanās mehānismu gadījumā ja izvēle ir vērtība Null, akceptējot šo funkciju, lai radītu vienu izvēli <text:s text:c="2"/></text:p>
              </text:list-item>
              <text:list-item>
                <text:p><text:span text:style-name="T4">Map() </text:span><text:span text:style-name="T2">metode pārveido pašreizējās izvēlas vērtību un atgriež jauno izvēles ekzemplaru </text:span></text:p>
              </text:list-item>
              <text:list-item>
                <text:p><text:span text:style-name="T4">orElse()</text:span> metode ir līdzīga <text:span text:style-name="T4">orElseGet()</text:span> metodei, bet bet tā vietā, funkcijas, pieņem <text:s/>noklusējuma vērtību. Seit iz programmas izvade:</text:p>
                <text:p><text:span text:style-name="T38">Full Name </text:span><text:span text:style-name="T33">is set</text:span><text:span text:style-name="T19">?</text:span> <text:span text:style-name="T33">false</text:span></text:p>
                <text:p><text:span text:style-name="T38">Full Name:</text:span><text:span text:style-name="T33"> </text:span><text:span text:style-name="T39">[none]</text:span></text:p>
                <text:p><text:span text:style-name="T38">Hey Stranger!</text:span></text:p>
              </text:list-item>
            </text:list>
          </draw:text-box>
        </draw:frame>
        <draw:frame presentation:style-name="pr5" draw:layer="layout" svg:width="32.004cm" svg:height="4.318cm" svg:x="-0.508cm" svg:y="7.874cm" presentation:class="outline" presentation:user-transformed="true">
          <draw:text-box>
            <text:list text:style-name="L2">
              <text:list-header>
                <text:p><text:span text:style-name="T38">Optional</text:span>&lt; <text:span text:style-name="T38">String</text:span> &gt; fullName = <text:span text:style-name="T38">Optional</text:span>.ofNullable( <text:span text:style-name="T40">null</text:span> );</text:p>
                <text:p><text:span text:style-name="T38">System</text:span>.<text:span text:style-name="T40">out</text:span>.println( <text:span text:style-name="T19">"Full Name is set? "</text:span> + fullName.<text:span text:style-name="T4">isPresent()</text:span> ); <text:s text:c="6"/></text:p>
                <text:p><text:span text:style-name="T38">System</text:span>.<text:span text:style-name="T40">out</text:span>.println( <text:span text:style-name="T19">"Full Name: "</text:span> + fullName.<text:span text:style-name="T4">orElseGet( () -&gt; "[none]" )</text:span> );</text:p>
                <text:p><text:span text:style-name="T38">System</text:span>.<text:span text:style-name="T40">out</text:span>.println( fullName.<text:span text:style-name="T4">map( s -&gt; </text:span><text:span text:style-name="T41">"Hey "</text:span><text:span text:style-name="T4"> + s + </text:span><text:span text:style-name="T41">"!"</text:span><text:span text:style-name="T4"> ).orElse( </text:span><text:span text:style-name="T41">"Hey Stranger!"</text:span><text:span text:style-name="T4"> )</text:span> 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8">
        <draw:frame presentation:style-name="pr4" draw:text-style-name="P1" draw:layer="layout" svg:width="25.199cm" svg:height="3.506cm" svg:x="1.4cm" svg:y="0.837cm" presentation:class="title">
          <draw:text-box>
            <text:p><text:span text:style-name="T3">Izvēles (turpinājums)</text:span></text:p>
          </draw:text-box>
        </draw:frame>
        <draw:frame presentation:style-name="pr5" draw:layer="layout" svg:width="26.032cm" svg:height="1.69cm" svg:x="1.4cm" svg:y="4.914cm" presentation:class="outline" presentation:user-transformed="true">
          <draw:text-box>
            <text:list text:style-name="L2">
              <text:list-item>
                <text:p>Apskatīsim citu piemēru:</text:p>
              </text:list-item>
            </text:list>
          </draw:text-box>
        </draw:frame>
        <draw:frame presentation:style-name="pr5" draw:layer="layout" svg:width="23.622cm" svg:height="4.03cm" svg:x="1.016cm" svg:y="7.112cm" presentation:class="outline" presentation:user-transformed="true">
          <draw:text-box>
            <text:list text:style-name="L2">
              <text:list-header>
                <text:p><text:span text:style-name="T38">Optional</text:span>&lt; <text:span text:style-name="T38">String</text:span> &gt; firstName = <text:span text:style-name="T38">Optional</text:span>.of( <text:span text:style-name="T40">”Tom”</text:span> );</text:p>
                <text:p><text:span text:style-name="T38">System</text:span>.<text:span text:style-name="T40">out</text:span>.println( <text:span text:style-name="T19">"First Name is set? "</text:span> + firstName.<text:span text:style-name="T4">isPresent()</text:span> ); <text:s text:c="6"/></text:p>
                <text:p><text:span text:style-name="T38">System</text:span>.<text:span text:style-name="T40">out</text:span>.println( <text:span text:style-name="T19">"First Name: "</text:span> + firstName.<text:span text:style-name="T4">orElseGet( () -&gt; "[none]" )</text:span> );</text:p>
                <text:p><text:span text:style-name="T38">System</text:span>.<text:span text:style-name="T40">out</text:span>.println( firstName.<text:span text:style-name="T4">map( s -&gt; </text:span><text:span text:style-name="T41">"Hey "</text:span><text:span text:style-name="T4"> + s + </text:span><text:span text:style-name="T41">"!"</text:span><text:span text:style-name="T4"> ).orElse( </text:span><text:span text:style-name="T41">"Hey Stranger!"</text:span><text:span text:style-name="T4"> )</text:span> );</text:p>
                <text:p><text:span text:style-name="T38">System</text:span>.<text:span text:style-name="T40">out</text:span>.println();</text:p>
              </text:list-header>
            </text:list>
          </draw:text-box>
        </draw:frame>
        <draw:frame presentation:style-name="pr5" draw:layer="layout" svg:width="18.796cm" svg:height="1.236cm" svg:x="1.27cm" svg:y="12.226cm" presentation:class="outline" presentation:user-transformed="true">
          <draw:text-box>
            <text:list text:style-name="L2">
              <text:list-item>
                <text:p>Šeit ir izvads:</text:p>
              </text:list-item>
            </text:list>
          </draw:text-box>
        </draw:frame>
        <draw:frame presentation:style-name="pr5" draw:layer="layout" svg:width="12.297cm" svg:height="2.76cm" svg:x="2.54cm" svg:y="15.494cm" presentation:class="outline" presentation:user-transformed="true">
          <draw:text-box>
            <text:list text:style-name="L2">
              <text:list-header>
                <text:p><text:span text:style-name="T38">First Name </text:span><text:span text:style-name="T33">is set</text:span><text:span text:style-name="T19">?</text:span> <text:span text:style-name="T33">true</text:span></text:p>
                <text:p><text:span text:style-name="T38">First Name:</text:span><text:span text:style-name="T33"> </text:span><text:span text:style-name="T38">Tom</text:span></text:p>
                <text:p><text:span text:style-name="T38">Hey Tom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8">
        <draw:frame presentation:style-name="pr1" draw:layer="layout" svg:width="25.199cm" svg:height="3.506cm" svg:x="1.778cm" svg:y="0.05cm" presentation:class="title" presentation:user-transformed="true">
          <draw:text-box>
            <text:p>Date/Time API</text:p>
          </draw:text-box>
        </draw:frame>
        <draw:frame presentation:style-name="pr5" draw:layer="layout" svg:width="25.778cm" svg:height="4.23cm" svg:x="1.016cm" svg:y="3.81cm" presentation:class="outline" presentation:user-transformed="true">
          <draw:text-box>
            <text:list text:style-name="L2">
              <text:list-item>
                <text:p>Astotas Java <text:span text:style-name="T4">New Date-Time API</text:span> (<text:span text:style-name="T1">JSR 310</text:span>) stipri ietēkmēja <text:span text:style-name="T4">Joda-Time, </text:span><text:span text:style-name="T2">un jauna Java paņema no visu pašu labāko</text:span>.</text:p>
              </text:list-item>
              <text:list-item>
                <text:p>Jaunais <text:span text:style-name="T4">java.time package</text:span> <text:span text:style-name="T42">satur klases priekš datiem, laikam, datiumiem/laikiem, laiku zonām, eksemplariem, momentiem, ilgumam, un pulksteņu manipulācijam </text:span></text:p>
              </text:list-item>
            </text:list>
          </draw:text-box>
        </draw:frame>
        <draw:frame presentation:style-name="pr5" draw:layer="layout" svg:width="17.885cm" svg:height="3.302cm" svg:x="14.373cm" svg:y="14.986cm" presentation:class="outline" presentation:user-transformed="true">
          <draw:text-box>
            <text:list text:style-name="L2">
              <text:list-header>
                <text:p>Izvade konsolē:</text:p>
                <text:p><text:tab/><text:span text:style-name="T19">2014-04</text:span>-12T15:<text:span text:style-name="T19">19:29</text:span>.282Z</text:p>
                <text:p><text:tab/><text:span text:style-name="T19">1397315969360</text:span></text:p>
              </text:list-header>
            </text:list>
          </draw:text-box>
        </draw:frame>
        <draw:frame presentation:style-name="pr5" draw:layer="layout" svg:width="14.627cm" svg:height="5.808cm" svg:x="13.059cm" svg:y="8.67cm" presentation:class="outline" presentation:user-transformed="true">
          <draw:text-box>
            <text:list text:style-name="L2">
              <text:list-header>
                <text:p><text:span text:style-name="T19">//Saņēm sistēmas laiku ka UTC</text:span></text:p>
                <text:p><text:tab/><text:span text:style-name="T15">final</text:span><text:span text:style-name="T16"> </text:span><text:span text:style-name="T43">Clock</text:span><text:span text:style-name="T16"> clock = </text:span><text:span text:style-name="T44">Clock</text:span><text:span text:style-name="T16">.systemUTC();</text:span></text:p>
                <text:p><text:span text:style-name="T16"><text:tab/></text:span><text:span text:style-name="T44">System</text:span><text:span text:style-name="T16">.</text:span><text:span text:style-name="T15">out</text:span><text:span text:style-name="T16">.println( clock.instant() );</text:span></text:p>
                <text:p><text:span text:style-name="T16"><text:tab/></text:span><text:span text:style-name="T44">System</text:span><text:span text:style-name="T16">.</text:span><text:span text:style-name="T15">out</text:span><text:span text:style-name="T16">.println( clock.millis() );</text:span></text:p>
              </text:list-header>
            </text:list>
          </draw:text-box>
        </draw:frame>
        <draw:frame presentation:style-name="pr5" draw:text-style-name="P5" draw:layer="layout" svg:width="12.297cm" svg:height="5.808cm" svg:x="1.27cm" svg:y="8.924cm" presentation:class="outline" presentation:user-transformed="true">
          <draw:text-box>
            <text:list text:style-name="L2">
              <text:list-item>
                <text:p><text:span text:style-name="T2">Pirmā klase esot klase </text:span><text:span text:style-name="T4">Clock, </text:span><text:span text:style-name="T2">kas nodrošina piekļuvi pašreizējām momentam, datumam un laikam, kas tiek izmantots laikā zonā. Clock vietā var izmantot <text:s/></text:span><text:span text:style-name="T4">System.currentTimeMillis()</text:span><text:span text:style-name="T2"> vai </text:span><text:span text:style-name="T4">TimeZone.getDefault()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8">
        <draw:frame presentation:style-name="pr1" draw:text-style-name="P1" draw:layer="layout" svg:width="25.199cm" svg:height="3.506cm" svg:x="1.778cm" svg:y="-0.254cm" presentation:class="title" presentation:user-transformed="true">
          <draw:text-box>
            <text:p><text:span text:style-name="T3">Date/Time API (turpinājums)</text:span></text:p>
          </draw:text-box>
        </draw:frame>
        <draw:frame presentation:style-name="pr5" draw:layer="layout" svg:width="26.032cm" svg:height="5.808cm" svg:x="0.945cm" svg:y="2.794cm" presentation:class="outline" presentation:user-transformed="true">
          <draw:text-box>
            <text:list text:style-name="L2">
              <text:list-item>
                <text:p>Citas jaunas klases varam apskatīt tājas: <text:span text:style-name="T21">LocalDate</text:span> and <text:span text:style-name="T4">LocalTime</text:span>. <text:span text:style-name="T4">LocaleDate</text:span> glaba iekšā sevī tikai datu daļu bez laika zonas kalendārā sistēmā <text:span text:style-name="T4">ISO-8601</text:span> </text:p>
              </text:list-item>
              <text:list-item>
                <text:p>Attiecīgi, <text:span text:style-name="T21">LocalTime</text:span> glaba iekšā sevī tikai laika daļu bez laika zonas kalendārā sistēmā <text:span text:style-name="T4">ISO-8601</text:span> </text:p>
              </text:list-item>
              <text:list-item>
                <text:p><text:span text:style-name="T45">Abi divi viņi:</text:span><text:span text:style-name="T21"> LocalDate</text:span> vai <text:span text:style-name="T21">LocalTime</text:span> var būt izveidoti no <text:span text:style-name="T4">Clock</text:span>.</text:p>
              </text:list-item>
            </text:list>
          </draw:text-box>
        </draw:frame>
        <draw:frame presentation:style-name="pr5" draw:layer="layout" svg:width="9.906cm" svg:height="7.078cm" svg:x="18.542cm" svg:y="13.462cm" presentation:class="outline" presentation:user-transformed="true">
          <draw:text-box>
            <text:list text:style-name="L2">
              <text:list-header>
                <text:p>Izvades piemērs:</text:p>
                <text:p><text:span text:style-name="T19">2014-04-12</text:span></text:p>
                <text:p><text:span text:style-name="T19">2014-04-12</text:span></text:p>
                <text:p><text:span text:style-name="T19">11:25:54.568</text:span></text:p>
                <text:p><text:span text:style-name="T19">15:25:54.568</text:span></text:p>
                <text:p/>
              </text:list-header>
            </text:list>
          </draw:text-box>
        </draw:frame>
        <draw:frame presentation:style-name="pr5" draw:layer="layout" svg:width="21.082cm" svg:height="10.126cm" svg:x="-0.254cm" svg:y="9.178cm" presentation:class="outline" presentation:user-transformed="true">
          <draw:text-box>
            <text:list text:style-name="L2">
              <text:list-header>
                <text:p><text:span text:style-name="T35">// Get the local date and local time</text:span></text:p>
                <text:p><text:span text:style-name="T17">final</text:span> <text:span text:style-name="T38">LocalDate</text:span> <text:span text:style-name="T4">date</text:span> = <text:span text:style-name="T38">LocalDate</text:span>.now();</text:p>
                <text:p><text:span text:style-name="T17">final</text:span> <text:span text:style-name="T38">LocalDate</text:span> dateFromClock = <text:span text:style-name="T38">LocalDate</text:span>.now(clock);</text:p>
                <text:p><text:span text:style-name="T38"><text:s/></text:span><text:span text:style-name="T38">System</text:span>.<text:span text:style-name="T17">out</text:span>.println(<text:span text:style-name="T4">date</text:span>);</text:p>
                <text:p><text:span text:style-name="T38"><text:s/></text:span><text:span text:style-name="T38">System</text:span>.<text:span text:style-name="T17">out</text:span>.println(dateFromClock);</text:p>
                <text:p><text:span text:style-name="T17">final</text:span> <text:span text:style-name="T21">LocalTime</text:span> <text:span text:style-name="T4">time</text:span> = <text:span text:style-name="T21">LocalTime</text:span>.now();</text:p>
                <text:p><text:span text:style-name="T17">final</text:span> <text:span text:style-name="T21">LocalTime</text:span> timeFromClock = <text:span text:style-name="T21">LocalTime</text:span>.now(clock);</text:p>
                <text:p><text:span text:style-name="T38"><text:s/></text:span><text:span text:style-name="T38">System</text:span>.<text:span text:style-name="T17">out</text:span>.println(<text:span text:style-name="T4">time</text:span>);</text:p>
                <text:p><text:span text:style-name="T38"><text:s/></text:span><text:span text:style-name="T38">System</text:span>.<text:span text:style-name="T17">out</text:span>.println(timeFromClock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8">
        <draw:frame presentation:style-name="pr1" draw:layer="layout" svg:width="25.199cm" svg:height="3.506cm" svg:x="1.524cm" svg:y="-0.204cm" presentation:class="title" presentation:user-transformed="true">
          <draw:text-box>
            <text:p>Date/Time API (turpinājums)</text:p>
          </draw:text-box>
        </draw:frame>
        <draw:frame presentation:style-name="pr5" draw:layer="layout" svg:width="27.302cm" svg:height="5.808cm" svg:x="0.254cm" svg:y="3.336cm" presentation:class="outline" presentation:user-transformed="true">
          <draw:text-box>
            <text:list text:style-name="L2">
              <text:list-item>
                <text:p><text:span text:style-name="T21">LocalDateTime</text:span> kombinē kopā <text:span text:style-name="T4">LocaleDate</text:span> un <text:span text:style-name="T4">LocalTime</text:span> un glaba dati ar laiku bet bez laika zonas kalendara sistēma <text:span text:style-name="T4">ISO-8601</text:span>.</text:p>
              </text:list-item>
            </text:list>
          </draw:text-box>
        </draw:frame>
        <draw:frame presentation:style-name="pr5" draw:layer="layout" svg:width="14.478cm" svg:height="4.064cm" svg:x="13.208cm" svg:y="15.748cm" presentation:class="outline" presentation:user-transformed="true">
          <draw:text-box>
            <text:list text:style-name="L2">
              <text:list-header>
                <text:p>Izvades piemērs:</text:p>
                <text:p><text:span text:style-name="T19">2014-04-12</text:span><text:span text:style-name="T23">T</text:span><text:span text:style-name="T19">11:37:52.309</text:span></text:p>
                <text:p><text:span text:style-name="T19">2014-04-12</text:span><text:span text:style-name="T23">T</text:span><text:span text:style-name="T19">15:37:52.309</text:span></text:p>
              </text:list-header>
            </text:list>
          </draw:text-box>
        </draw:frame>
        <draw:frame presentation:style-name="pr5" draw:layer="layout" svg:width="29.21cm" svg:height="6.096cm" svg:x="0.254cm" svg:y="8.89cm" presentation:class="outline" presentation:user-transformed="true">
          <draw:text-box>
            <text:list text:style-name="L2">
              <text:list-header>
                <text:p><text:span text:style-name="T19">// Get the local date/time</text:span></text:p>
                <text:p><text:span text:style-name="T17">final</text:span> <text:span text:style-name="T38">LocalDateTime</text:span> <text:span text:style-name="T4">datetime</text:span> = <text:span text:style-name="T38">LocalDateTime</text:span>.now();</text:p>
                <text:p><text:span text:style-name="T17">final</text:span> <text:span text:style-name="T38">LocalDateTime</text:span> datetimeFromClock = <text:span text:style-name="T38">LocalDateTime</text:span>.now( clock );</text:p>
                <text:p><text:s text:c="17"/></text:p>
                <text:p>System.out.println( <text:span text:style-name="T4">datetime</text:span> );</text:p>
                <text:p>System.out.println( datetimeFromClock 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8">
        <draw:frame presentation:style-name="pr1" draw:layer="layout" svg:width="25.199cm" svg:height="3.506cm" svg:x="1.471cm" svg:y="-0.508cm" presentation:class="title" presentation:user-transformed="true">
          <draw:text-box>
            <text:list text:style-name="L1">
              <text:list-header>
                <text:p>Base64</text:p>
              </text:list-header>
            </text:list>
          </draw:text-box>
        </draw:frame>
        <draw:frame presentation:style-name="pr5" draw:layer="layout" svg:width="26.924cm" svg:height="4.876cm" svg:x="0.613cm" svg:y="2.236cm" presentation:class="outline" presentation:user-transformed="true">
          <draw:text-box>
            <text:list text:style-name="L2">
              <text:list-item>
                <text:p>Nobeigumā, atbalstam uz <text:span text:style-name="T4">base64</text:span> kodējumā ir devusi savu ceļu uz <text:span text:style-name="T4">Java</text:span> standarta bibliotēkā ar <text:span text:style-name="T4">Java</text:span> <text:span text:style-name="T4">8</text:span> atbrīvošanu (<text:span text:style-name="T2">release</text:span>).</text:p>
              </text:list-item>
            </text:list>
          </draw:text-box>
        </draw:frame>
        <draw:frame presentation:style-name="pr5" draw:layer="layout" svg:width="14.837cm" svg:height="3.048cm" svg:x="13.357cm" svg:y="6.604cm" presentation:class="outline" presentation:user-transformed="true">
          <draw:text-box>
            <text:list text:style-name="L2">
              <text:list-header>
                <text:p><text:span text:style-name="T4">Konsole izvade programma rāda gan kodētu gan dekodētu tekstu:</text:span></text:p>
                <text:p>QmFzZTY0IGZpbmFsbHkgaW4gSmF2YSA4IQ==</text:p>
                <text:p><text:span text:style-name="T46">Base64 finally in Java 8!</text:span></text:p>
              </text:list-header>
            </text:list>
          </draw:text-box>
        </draw:frame>
        <draw:frame presentation:style-name="pr5" draw:layer="layout" svg:width="19.304cm" svg:height="13.97cm" svg:x="-0.254cm" svg:y="6.35cm" presentation:class="outline" presentation:user-transformed="true">
          <draw:text-box>
            <text:list text:style-name="L2">
              <text:list-header>
                <text:p><text:span text:style-name="T17">import</text:span> java.nio.charset.<text:span text:style-name="T26">StandardCharsets</text:span>;</text:p>
                <text:p><text:span text:style-name="T17">import</text:span> java.util.Base64;</text:p>
                <text:p><text:s/><text:span text:style-name="T17">import</text:span> <text:span text:style-name="T17">class</text:span> Base64s {</text:p>
                <text:p><text:s text:c="4"/><text:span text:style-name="T17">public</text:span> <text:span text:style-name="T17">static</text:span> <text:span text:style-name="T17">void</text:span> main(<text:span text:style-name="T38">String</text:span>[] args) {</text:p>
                <text:p><text:s text:c="8"/><text:span text:style-name="T17">final</text:span> <text:span text:style-name="T38">String</text:span> text = <text:span text:style-name="T46">"Base64 finally in Java 8!";</text:span></text:p>
                <text:p><text:s text:c="8"/><text:span text:style-name="T17">final</text:span> <text:span text:style-name="T38">String</text:span> encoded = Base64</text:p>
                <text:p><text:s text:c="12"/>.getEncoder()</text:p>
                <text:p><text:s text:c="12"/>.encodeToString( text.getBytes( <text:span text:style-name="T26">StandardCharsets</text:span>.UTF_8 ) );</text:p>
                <text:p><text:s text:c="8"/><text:span text:style-name="T38">String</text:span>.<text:span text:style-name="T17">out</text:span>.println( encoded ); <text:s text:c="15"/></text:p>
                <text:p><text:s text:c="8"/><text:span text:style-name="T17">final</text:span> <text:span text:style-name="T38">String</text:span> decoded = <text:span text:style-name="T17">new</text:span> <text:span text:style-name="T38">String</text:span>(</text:p>
                <text:p><text:s text:c="12"/>Base64.getDecoder().decode( encoded ),</text:p>
                <text:p><text:s text:c="12"/><text:span text:style-name="T26">StandardCharsets</text:span>.UTF_8 );</text:p>
                <text:p><text:s text:c="8"/><text:span text:style-name="T38">String</text:span>.<text:span text:style-name="T17">out</text:span>.println( decoded );</text:p>
                <text:p><text:s text:c="3"/>}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8">
        <draw:frame presentation:style-name="pr1" draw:layer="layout" svg:width="25.199cm" svg:height="3.506cm" svg:x="-5.842cm" svg:y="0.508cm" presentation:class="title" presentation:user-transformed="true">
          <draw:text-box>
            <text:p>Paralēli masīvi</text:p>
          </draw:text-box>
        </draw:frame>
        <draw:frame presentation:style-name="pr5" draw:layer="layout" svg:width="15.18cm" svg:height="8.094cm" svg:x="12.7cm" svg:y="1.812cm" presentation:class="outline" presentation:user-transformed="true">
          <draw:text-box>
            <text:list text:style-name="L2">
              <text:list-item>
                <text:p>Java 8 ieviesa vairākas jaunas metodes priekš parelelu masīvu apstrādes. Īpaši svarīga ir <text:s/><text:span text:style-name="T4">parallelSort(),</text:span> kas būtiski paātrina šķirošanu uz daudzkodolu mašinam. Piemērs apraksta metodes izmantošanu.</text:p>
              </text:list-item>
            </text:list>
          </draw:text-box>
        </draw:frame>
        <draw:frame presentation:style-name="pr5" draw:layer="layout" svg:width="13.567cm" svg:height="8.128cm" svg:x="14.224cm" svg:y="12.192cm" presentation:class="outline" presentation:user-transformed="true">
          <draw:text-box draw:corner-radius="6.35cm">
            <text:list text:style-name="L2">
              <text:list-item>
                <text:p>Output: </text:p>
                <text:p><text:span text:style-name="T38">Unsorted</text:span>: <text:span text:style-name="T47">591217 891976 443951 424479 766825 351964 242997 642839 119108 552378</text:span></text:p>
                <text:p><text:span text:style-name="T38">Sorted</text:span>: <text:span text:style-name="T47">39 220 263 268 325 607 655 678 723 793</text:span></text:p>
                <text:p/>
              </text:list-item>
            </text:list>
          </draw:text-box>
        </draw:frame>
        <draw:frame presentation:style-name="pr5" draw:layer="layout" svg:width="17.212cm" svg:height="15.666cm" svg:x="0cm" svg:y="3.384cm" presentation:class="outline" presentation:user-transformed="true">
          <draw:text-box>
            <text:list text:style-name="L2">
              <text:list-header>
                <text:p><text:span text:style-name="T17">import</text:span> java.util.<text:span text:style-name="T38">Arrays</text:span>;</text:p>
                <text:p><text:span text:style-name="T17">import</text:span> java.util.concurrent.<text:span text:style-name="T38">ThreadLocalRandom</text:span>;</text:p>
                <text:p><text:s text:c="9"/></text:p>
                <text:p><text:span text:style-name="T17">public</text:span> <text:span text:style-name="T17">class</text:span> <text:span text:style-name="T38">ParallelArrays</text:span> {</text:p>
                <text:p><text:s text:c="3"/><text:span text:style-name="T17"><text:s/></text:span><text:span text:style-name="T17">public static void </text:span>main( String[] args ) {</text:p>
                <text:p><text:s text:c="8"/><text:span text:style-name="T17">long</text:span>[] arrayOfLong = <text:span text:style-name="T17">new long</text:span> [ 20000 ]; <text:s text:c="6"/></text:p>
                <text:p><text:s text:c="17"/></text:p>
                <text:p><text:s text:c="8"/><text:span text:style-name="T38">Arrays</text:span>.parallelSetAll( arrayOfLong,</text:p>
                <text:p><text:s text:c="12"/>index -&gt; <text:span text:style-name="T38">ThreadLocalRandom</text:span>.current().nextInt( 1000000 ) );</text:p>
                <text:p><text:s text:c="8"/><text:span text:style-name="T38">Arrays</text:span>.stream( arrayOfLong ).limit( 10 ).forEach(</text:p>
                <text:p><text:s text:c="12"/>i -&gt; <text:span text:style-name="T38">System</text:span>.<text:span text:style-name="T48">out</text:span><text:span text:style-name="T2">.</text:span><text:span text:style-name="T49">print</text:span>( i + " " ) );</text:p>
                <text:p><text:s text:c="8"/><text:span text:style-name="T38">System</text:span>.<text:span text:style-name="T48">out</text:span><text:span text:style-name="T2">.</text:span><text:span text:style-name="T49">println</text:span>();</text:p>
                <text:p><text:s text:c="17"/></text:p>
                <text:p><text:s text:c="8"/><text:span text:style-name="T38">Arrays</text:span>.parallelSort( arrayOfLong ); <text:s text:c="3"/></text:p>
                <text:p><text:s text:c="8"/><text:span text:style-name="T38">Arrays</text:span>.stream( arrayOfLong ).limit( 10 ).forEach(</text:p>
                <text:p><text:s text:c="12"/>i -&gt; <text:span text:style-name="T38">System</text:span>.<text:span text:style-name="T48">out</text:span><text:span text:style-name="T2">.</text:span><text:span text:style-name="T49">print</text:span>( i + " " ) );</text:p>
                <text:p><text:s text:c="8"/><text:span text:style-name="T38">System</text:span>.<text:span text:style-name="T48">out</text:span><text:span text:style-name="T2">.</text:span><text:span text:style-name="T49">println</text:span>();</text:p>
                <text:p><text:s text:c="4"/>}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8">
        <draw:frame presentation:style-name="pr1" draw:layer="layout" svg:width="25.199cm" svg:height="3.506cm" svg:x="1.471cm" svg:y="-0.254cm" presentation:class="title" presentation:user-transformed="true">
          <draw:text-box>
            <text:p>Concurrency</text:p>
          </draw:text-box>
        </draw:frame>
        <draw:frame presentation:style-name="pr5" draw:layer="layout" svg:width="27.178cm" svg:height="14.986cm" svg:x="0.508cm" svg:y="3.048cm" presentation:class="outline" presentation:user-transformed="true">
          <draw:text-box>
            <text:list text:style-name="L2">
              <text:list-item>
                <text:p>Jauna metode tika ieviesta <text:span text:style-name="T4">java.util.concurrent.ConcurrentHashMap</text:span> klase lai atbalstīt kopējais operācijās, kuru pamatā ir jaunpievienoto plūsmu iekārtas un lambda izteiksmes. Arī, jaunas metodes bija ieviesti <text:span text:style-name="T4">java.util.concurrent.ForkJoinPool</text:span> klase lai atbalstīt kopīgus laukus</text:p>
              </text:list-item>
              <text:list-item>
                <text:p><text:span text:style-name="T2">Jauna</text:span><text:span text:style-name="T4"> java.util.concurrent.locks.StampedLock</text:span> klase bija ieviesta lai nodrošinat bāzes ar trim režīmiem, lai kontrolētu lasīšanas / rakstīšanas piekļuvi has been added to provide a capability-based lock with three modes for controlling <text:span text:style-name="T1">(Tas varētu būt labāka alternātīva ne tadam popularam java.util.concurrent.locks.ReadWriteLock)</text:span>.</text:p>
              </text:list-item>
              <text:list-item>
                <text:p><text:span text:style-name="T2">Jaunas klases tika ieviestas</text:span><text:span text:style-name="T4"> java.util.concurrent.atomic</text:span> vietnē:</text:p>
                <text:list>
                  <text:list-header>
                    <text:p><text:span text:style-name="T50"/></text:p>
                  </text:list-header>
                  <text:list-item>
                    <text:p><text:span text:style-name="T50"><text:s text:c="4"/></text:span><text:span text:style-name="T50">DoubleAccumulator</text:span></text:p>
                  </text:list-item>
                  <text:list-item>
                    <text:p><text:span text:style-name="T50"><text:s text:c="4"/></text:span><text:span text:style-name="T50">DoubleAdder</text:span></text:p>
                  </text:list-item>
                  <text:list-item>
                    <text:p><text:span text:style-name="T50"><text:s text:c="4"/></text:span><text:span text:style-name="T50">LongAccumulator</text:span></text:p>
                  </text:list-item>
                  <text:list-item>
                    <text:p><text:span text:style-name="T50"><text:s text:c="4"/></text:span><text:span text:style-name="T50">LongAd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8">
        <draw:frame presentation:style-name="pr1" draw:layer="layout" svg:width="25.199cm" svg:height="3.506cm" svg:x="1.4cm" svg:y="0.837cm" presentation:class="title">
          <draw:text-box>
            <text:p>Nashorn engine: jjs</text:p>
          </draw:text-box>
        </draw:frame>
        <draw:frame presentation:style-name="pr5" draw:layer="layout" svg:width="25.778cm" svg:height="3.976cm" svg:x="1.4cm" svg:y="4.914cm" presentation:class="outline" presentation:user-transformed="true">
          <draw:text-box>
            <text:list text:style-name="L2">
              <text:list-item>
                <text:p><text:span text:style-name="T4">JJS</text:span> ir komandrindas balstītu autonomu Nashorn dzinēju. Tā piekrīt sarakstu ar <text:span text:style-name="T4">JavaScript</text:span> pirmkoda failus kā argumentus un darbojas to.</text:p>
                <text:p>Piemēram, dodiet mums izveidot failu <text:span text:style-name="T4">func.js</text:span> ar šādu saturu:</text:p>
              </text:list-item>
            </text:list>
          </draw:text-box>
        </draw:frame>
        <draw:frame presentation:style-name="pr5" draw:layer="layout" svg:width="23.473cm" svg:height="3.81cm" svg:x="1.419cm" svg:y="14.732cm" presentation:class="outline" presentation:user-transformed="true">
          <draw:text-box>
            <text:list text:style-name="L2">
              <text:list-item>
                <text:p>Izpildīt šo failu no komandas, dodiet mums pāriet to par argumentu, lai <text:span text:style-name="T4">JJS</text:span>: <text:s text:c="5"/><text:span text:style-name="T51"><text:tab/></text:span><text:span text:style-name="T51">jjs func.js</text:span></text:p>
              </text:list-item>
              <text:list-item>
                <text:p><text:span text:style-name="T52">Izvāde konsole būs: <text:s text:c="4"/></text:span><text:span text:style-name="T53">2</text:span></text:p>
              </text:list-item>
            </text:list>
          </draw:text-box>
        </draw:frame>
        <draw:frame presentation:style-name="pr5" draw:layer="layout" svg:width="10.922cm" svg:height="4.572cm" svg:x="2.032cm" svg:y="8.89cm" presentation:class="outline" presentation:user-transformed="true">
          <draw:text-box>
            <text:list text:style-name="L2">
              <text:list-header>
                <text:p><text:span text:style-name="T40">function</text:span> f() {</text:p>
                <text:p><text:s text:c="5"/><text:span text:style-name="T40">return</text:span> 1;</text:p>
                <text:p>};</text:p>
                <text:p><text:span text:style-name="T40">print</text:span>( f() + 1 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8">
        <draw:frame presentation:style-name="pr1" draw:layer="layout" svg:width="25.199cm" svg:height="3.506cm" svg:x="1.4cm" svg:y="0.837cm" presentation:class="title">
          <draw:text-box>
            <text:p>Klase atkarība analizators: jdeps</text:p>
          </draw:text-box>
        </draw:frame>
        <draw:frame presentation:style-name="pr5" draw:layer="layout" svg:width="25.27cm" svg:height="6.262cm" svg:x="1.4cm" svg:y="4.914cm" presentation:class="outline" presentation:user-transformed="true">
          <draw:text-box>
            <text:list text:style-name="L2">
              <text:list-item>
                <text:p><text:span text:style-name="T4">jdeps</text:span> ir izcils komandrinda (command line) instruments. Tas parāda <text:span text:style-name="T4">pakete līmeņa</text:span> vai <text:span text:style-name="T4">klases līmeņa</text:span> atkarību no <text:span text:style-name="T4">Java</text:span> klases failus.</text:p>
              </text:list-item>
              <text:list-item>
                <text:p>Piekrīt <text:span text:style-name="T4">.class</text:span> failu, <text:span text:style-name="T4">direktoriju</text:span>, vai <text:span text:style-name="T4">JAR</text:span> failu kā ievade. Pēc noklusējuma <text:span text:style-name="T4">jdeps</text:span> izvada atkarības uz sistēmas izejas (system consol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8">
        <draw:frame presentation:style-name="pr1" draw:layer="layout" svg:width="25.199cm" svg:height="3.506cm" svg:x="1.4cm" svg:y="0.837cm" presentation:class="title">
          <draw:text-box>
            <text:p>Jaunas iespējas Java izpildlaika (JVM)</text:p>
          </draw:text-box>
        </draw:frame>
        <draw:frame presentation:style-name="pr5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50">PermGen</text:span><text:span text:style-name="T1"> ir aizgājuši, un tik aizstāti ar </text:span><text:span text:style-name="T50">Metaspace</text:span><text:span text:style-name="T1"> (JEP 122)</text:span>. </text:p>
              </text:list-item>
              <text:list-item>
                <text:p><text:span text:style-name="T4">JVM</text:span> iespējas <text:span text:style-name="T4">-XX:PermSize</text:span> un <text:span text:style-name="T4">-XX:MaxPermSize</text:span> tiek aizvietoti ar <text:span text:style-name="T4">-XX:MetaSpaceSize</text:span> un <text:span text:style-name="T4">-XX:MaxMetaspaceSize</text:span> attiecīg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4:45:26.522896791</meta:creation-date>
    <meta:generator>LibreOffice/4.2.7.2$Linux_x86 LibreOffice_project/420m0$Build-2</meta:generator>
    <dc:date>2015-03-26T17:02:44.340428345</dc:date>
    <meta:editing-duration>PT6H6M56S</meta:editing-duration>
    <meta:editing-cycles>62</meta:editing-cycles>
    <meta:document-statistic meta:object-count="140"/>
  </office:meta>
</office:document-meta>
</file>